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6ab" officeooo:paragraph-rsid="0019d6ab"/>
    </style:style>
    <style:style style:name="T1" style:family="text">
      <style:text-properties officeooo:rsid="0019d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òria de Reunió</text:p>
      <text:p text:style-name="Standard"/>
      <text:p text:style-name="Standard">Sra. Cristina Pons Martí</text:p>
      <text:p text:style-name="Standard">Presidenta del Club <text:span text:style-name="T1">Marítim de Maó</text:span></text:p>
      <text:p text:style-name="Standard">C/ Clar, 73. 07750 Ferreries</text:p>
      <text:p text:style-name="Standard"/>
      <text:p text:style-name="Standard"/>
      <text:p text:style-name="Standard">Us convoc a la propera reunió de<text:span text:style-name="T1">l Club Marítim de Maó</text:span></text:p>
      <text:p text:style-name="Standard"/>
      <text:p text:style-name="Standard"/>
      <text:p text:style-name="Standard">Dia: <text:span text:style-name="T1">20</text:span> de <text:span text:style-name="T1">novembre</text:span> del 20<text:span text:style-name="T1">23</text:span></text:p>
      <text:p text:style-name="Standard">Hora: 20.30 h</text:p>
      <text:p text:style-name="Standard">Lloc: Sala d’Actes de<text:span text:style-name="T1">l club marítim</text:span> de <text:span text:style-name="T1">Maó</text:span></text:p>
      <text:p text:style-name="Standard"/>
      <text:p text:style-name="Standard"/>
      <text:p text:style-name="Standard">Ordre del dia:</text:p>
      <text:p text:style-name="Standard"/>
      <text:p text:style-name="Standard">1. Lectura i aprovació de l’acta de la sessió anterior.</text:p>
      <text:p text:style-name="Standard">2. Organització del Campionat de <text:span text:style-name="T1">Balears</text:span> de <text:span text:style-name="T1">Piragüisme i Vela</text:span>.</text:p>
      <text:p text:style-name="Standard">3. Admissió de nous membres a la Federació.</text:p>
      <text:p text:style-name="Standard">4. Torn obert de paraules.</text:p>
      <text:p text:style-name="Standard"/>
      <text:p text:style-name="Standard"/>
      <text:p text:style-name="Standard"/>
      <text:p text:style-name="Standard"/>
      <text:p text:style-name="Standard">[rúbrica]</text:p>
      <text:p text:style-name="Standard"/>
      <text:p text:style-name="Standard">Joan Antoni Taltavull Pons</text:p>
      <text:p text:style-name="Standard">President de<text:span text:style-name="T1">l club marítim de Maó</text:span></text:p>
      <text:p text:style-name="Standard"/>
      <text:p text:style-name="Standard"><text:span text:style-name="T1">Maó</text:span>, <text:span text:style-name="T1">10 </text:span>de <text:span text:style-name="T1">novembre </text:span>20<text:span text:style-name="T1">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14:42.323449654</meta:creation-date>
    <dc:date>2023-11-10T09:20:29.653296076</dc:date>
    <meta:editing-duration>PT5M47S</meta:editing-duration>
    <meta:editing-cycles>1</meta:editing-cycles>
    <meta:document-statistic meta:table-count="0" meta:image-count="0" meta:object-count="0" meta:page-count="1" meta:paragraph-count="17" meta:word-count="98" meta:character-count="536" meta:non-whitespace-character-count="455"/>
    <meta:generator>LibreOffice/7.3.7.2$Linux_X86_64 LibreOffice_project/30$Build-2</meta:generator>
  </office:meta>
</office:document-meta>
</file>